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49be" officeooo:paragraph-rsid="000149be"/>
    </style:style>
    <style:style style:name="P2" style:family="paragraph" style:parent-style-name="Standard" style:list-style-name="L1">
      <style:text-properties officeooo:rsid="000149be" officeooo:paragraph-rsid="000149be"/>
    </style:style>
    <style:style style:name="P3" style:family="paragraph" style:parent-style-name="Standard">
      <style:text-properties officeooo:rsid="0002f9d9" officeooo:paragraph-rsid="0002f9d9"/>
    </style:style>
    <style:style style:name="P4" style:family="paragraph" style:parent-style-name="Standard">
      <style:text-properties officeooo:rsid="0004e582" officeooo:paragraph-rsid="0004e582"/>
    </style:style>
    <style:style style:name="P5" style:family="paragraph" style:parent-style-name="Standard" style:list-style-name="L2">
      <style:text-properties fo:font-weight="bold" officeooo:rsid="0004e582" officeooo:paragraph-rsid="0004e582" style:font-weight-asian="bold" style:font-weight-complex="bold"/>
    </style:style>
    <style:style style:name="P6" style:family="paragraph" style:parent-style-name="Standard">
      <style:text-properties fo:font-weight="bold" officeooo:rsid="0004e582" officeooo:paragraph-rsid="0004e582" style:font-weight-asian="bold" style:font-weight-complex="bold"/>
    </style:style>
    <style:style style:name="P7" style:family="paragraph" style:parent-style-name="Standard">
      <style:text-properties fo:font-weight="bold" officeooo:rsid="000544ad" officeooo:paragraph-rsid="000544ad" style:font-weight-asian="bold" style:font-weight-complex="bold"/>
    </style:style>
    <style:style style:name="P8" style:family="paragraph" style:parent-style-name="Standard">
      <style:text-properties fo:font-weight="bold" officeooo:rsid="00056573" officeooo:paragraph-rsid="00056573" style:font-weight-asian="bold" style:font-weight-complex="bold"/>
    </style:style>
    <style:style style:name="P9" style:family="paragraph" style:parent-style-name="Standard" style:list-style-name="L3">
      <style:text-properties fo:font-weight="bold" officeooo:rsid="00056573" officeooo:paragraph-rsid="00056573" style:font-weight-asian="bold" style:font-weight-complex="bold"/>
    </style:style>
    <style:style style:name="P10" style:family="paragraph" style:parent-style-name="Standard">
      <style:text-properties fo:font-weight="bold" officeooo:rsid="000a51ee" officeooo:paragraph-rsid="000a51ee" style:font-weight-asian="bold" style:font-weight-complex="bold"/>
    </style:style>
    <style:style style:name="P11" style:family="paragraph" style:parent-style-name="Standard">
      <style:text-properties fo:font-weight="bold" officeooo:rsid="000a60f1" officeooo:paragraph-rsid="000a60f1" style:font-weight-asian="bold" style:font-weight-complex="bold"/>
    </style:style>
    <style:style style:name="P12" style:family="paragraph" style:parent-style-name="Standard">
      <style:text-properties fo:font-weight="bold" officeooo:rsid="000b97be" officeooo:paragraph-rsid="000b97be" style:font-weight-asian="bold" style:font-weight-complex="bold"/>
    </style:style>
    <style:style style:name="P13" style:family="paragraph" style:parent-style-name="Standard">
      <style:text-properties fo:font-weight="bold" officeooo:rsid="000d6422" officeooo:paragraph-rsid="000d6422" style:font-weight-asian="bold" style:font-weight-complex="bold"/>
    </style:style>
    <style:style style:name="P14" style:family="paragraph" style:parent-style-name="Standard" style:list-style-name="L4">
      <style:text-properties fo:font-weight="bold" officeooo:rsid="000d6422" officeooo:paragraph-rsid="000d6422" style:font-weight-asian="bold" style:font-weight-complex="bold"/>
    </style:style>
    <style:style style:name="P15" style:family="paragraph" style:parent-style-name="Standard">
      <style:text-properties fo:font-weight="bold" officeooo:rsid="000f4d44" officeooo:paragraph-rsid="000f4d44" style:font-weight-asian="bold" style:font-weight-complex="bold"/>
    </style:style>
    <style:style style:name="P16" style:family="paragraph" style:parent-style-name="Header">
      <style:text-properties officeooo:rsid="00001fa4" officeooo:paragraph-rsid="00001f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8c59d" style:font-weight-asian="normal" style:font-weight-complex="normal"/>
    </style:style>
    <style:style style:name="T9" style:family="text">
      <style:text-properties style:text-underline-style="none" fo:font-weight="normal" officeooo:rsid="000f453a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08c5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y Lopes Meirelles considera que também são <text:span text:style-name="T1">agentes políticos</text:span><text:span text:style-name="T2">:</text:span></text:p>
      <text:list xml:id="list6610155893173651982" text:style-name="L1">
        <text:list-item>
          <text:p text:style-name="P2"><text:span text:style-name="T2">membros da magistratura;</text:span></text:p>
        </text:list-item>
        <text:list-item>
          <text:p text:style-name="P2"><text:span text:style-name="T2">membros do MP;</text:span></text:p>
        </text:list-item>
        <text:list-item>
          <text:p text:style-name="P2"><text:span text:style-name="T2">membros dos TCs; e</text:span></text:p>
        </text:list-item>
        <text:list-item>
          <text:p text:style-name="P2"><text:span text:style-name="T2">representantes diplomáticos.</text:span></text:p>
        </text:list-item>
      </text:list>
      <text:p text:style-name="P1"><text:span text:style-name="T2"/></text:p>
      <text:p text:style-name="P1"><text:span text:style-name="T2">STF uma vez decidiu que </text:span><text:span text:style-name="T1">Conselheiros de TCs</text:span><text:span text:style-name="T2"> são agentes </text:span><text:span text:style-name="T4">administrativos</text:span><text:span text:style-name="T7">, e não agentes polítcos.</text:span></text:p>
      <text:p text:style-name="P1"><text:span text:style-name="T7"/></text:p>
      <text:p text:style-name="P3"><text:span text:style-name="T7">STF, SV 13 → veda a prática do </text:span><text:span text:style-name="T10">nepotismo</text:span><text:span text:style-name="T7">, mas </text:span><text:span text:style-name="T10">não</text:span><text:span text:style-name="T7"> alcança a nomeação de agentes </text:span><text:span text:style-name="T4">políticos</text:span><text:span text:style-name="T7">.</text:span></text:p>
      <text:p text:style-name="P3"><text:span text:style-name="T7"/></text:p>
      <text:p text:style-name="P4"><text:span text:style-name="T7">Agentes </text:span><text:span text:style-name="T10">políticos</text:span><text:span text:style-name="T7">:</text:span></text:p>
      <text:list xml:id="list6061596182099552621" text:style-name="L2">
        <text:list-item>
          <text:p text:style-name="P5"><text:span text:style-name="T6">não</text:span><text:span text:style-name="T7"> são hierarquizados;</text:span></text:p>
        </text:list-item>
        <text:list-item>
          <text:p text:style-name="P5"><text:span text:style-name="T7">atuam com plena liberdade funcional → </text:span><text:span text:style-name="T6">não</text:span><text:span text:style-name="T7"> se sujeitam a eventual responsabilização civil por seus eventuais erros de atuação, a menos que tenha agido com culpa grosseira, má-fé ou abuso de poder.</text:span></text:p>
        </text:list-item>
      </text:list>
      <text:p text:style-name="P6"><text:span text:style-name="T7"/></text:p>
      <text:p text:style-name="P7"><text:span text:style-name="T7">Agentes </text:span><text:span text:style-name="T6">credenciados</text:span><text:span text:style-name="T7"> são </text:span><text:span text:style-name="T6">remunerados</text:span><text:span text:style-name="T7">.</text:span></text:p>
      <text:p text:style-name="P7"><text:span text:style-name="T7"/></text:p>
      <text:p text:style-name="P8"><text:span text:style-name="T7">Agentes </text:span><text:span text:style-name="T5">vitalícios</text:span><text:span text:style-name="T7"> </text:span><text:span text:style-name="T8">→ só perdem o cargo em função de sentença judicial </text:span><text:span text:style-name="T11">transitada em julgado</text:span><text:span text:style-name="T8">:</text:span></text:p>
      <text:list xml:id="list778048978586357180" text:style-name="L3">
        <text:list-item>
          <text:p text:style-name="P9"><text:span text:style-name="T7">magistrados;</text:span></text:p>
        </text:list-item>
        <text:list-item>
          <text:p text:style-name="P9"><text:span text:style-name="T7">membros do MP;</text:span></text:p>
        </text:list-item>
        <text:list-item>
          <text:p text:style-name="P9"><text:span text:style-name="T7">membros dos TCs.</text:span></text:p>
        </text:list-item>
      </text:list>
      <text:p text:style-name="P8"><text:span text:style-name="T7"/></text:p>
      <text:p text:style-name="P10"><text:span text:style-name="T7">No Poder Legislativo federal, a </text:span><text:span text:style-name="T6">criação ou extinção</text:span><text:span text:style-name="T7"> de cargos </text:span><text:span text:style-name="T6">não</text:span><text:span text:style-name="T7"> é feita mediante lei, mas sim por </text:span><text:span text:style-name="T6">Resolução</text:span><text:span text:style-name="T7"> da CD e do SF.</text:span></text:p>
      <text:p text:style-name="P10"><text:span text:style-name="T7"/></text:p>
      <text:p text:style-name="P11"><text:span text:style-name="T7">A verificação dos requisitos para ingresso nos cargos de Juiz e Membro do MP é feita </text:span><text:span text:style-name="T6">na data da inscrição do <text:s/>concurso</text:span><text:span text:style-name="T7">. Os 3 anos de atividade jurídica só podem ser contatos </text:span><text:span text:style-name="T6">após</text:span><text:span text:style-name="T7"> a conclusão do curso de Direito.</text:span></text:p>
      <text:p text:style-name="P11"><text:span text:style-name="T7"/></text:p>
      <text:p text:style-name="P12"><text:span text:style-name="T7">O </text:span><text:span text:style-name="T6">limite </text:span><text:span text:style-name="T3">máximo</text:span><text:span text:style-name="T6"> de idade</text:span><text:span text:style-name="T7"> para ingresso nas carreiras militares deve ser comprovado </text:span><text:span text:style-name="T6">na data da inscrição do <text:s/>concurso</text:span><text:span text:style-name="T7">.</text:span></text:p>
      <text:p text:style-name="P12"><text:span text:style-name="T7"/></text:p>
      <text:p text:style-name="P13"><text:span text:style-name="T7">Cotas para </text:span><text:span text:style-name="T6">deficientes</text:span><text:span text:style-name="T7">:</text:span></text:p>
      <text:list xml:id="list6826364985782273169" text:style-name="L4">
        <text:list-item>
          <text:p text:style-name="P14"><text:span text:style-name="T7">L8112: </text:span><text:span text:style-name="T6">até</text:span><text:span text:style-name="T7"> 20%;</text:span></text:p>
        </text:list-item>
        <text:list-item>
          <text:p text:style-name="P14"><text:span text:style-name="T7">D3298: limite </text:span><text:span text:style-name="T6">mínimo</text:span><text:span text:style-name="T7"> de 5% </text:span><text:span text:style-name="T9">→ se resultar em número fracionado, usar o próximo inteiro.</text:span></text:p>
        </text:list-item>
      </text:list>
      <text:p text:style-name="P13"><text:span text:style-name="T9"/></text:p>
      <text:p text:style-name="P15"><text:span text:style-name="T9">S</text:span><text:span text:style-name="T7">TF: havendo conflito entre os limites máximo e mínimo nas cotas, prevalece o limite </text:span><text:span text:style-name="T6">máximo</text:span><text:span text:style-name="T7"> previsto na lei. Ex.: em um concurso com 2 vagas, se fosse reservada 1 vaga para deficiente, isso significaria reservar 50% do total, o que ultrapassa o limite máximo de 20%. Assim, nesse concurso não haverá vagas para defici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1fa4" officeooo:paragraph-rsid="00001f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Agentes públic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17:37.814652940</meta:creation-date>
    <dc:date>2018-10-03T10:39:56.280534442</dc:date>
    <meta:editing-duration>PT1H22M12S</meta:editing-duration>
    <meta:editing-cycles>14</meta:editing-cycles>
    <meta:generator>LibreOffice/5.2.7.2$Linux_x86 LibreOffice_project/20m0$Build-2</meta:generator>
    <meta:document-statistic meta:table-count="0" meta:image-count="0" meta:object-count="0" meta:page-count="1" meta:paragraph-count="23" meta:word-count="288" meta:character-count="1678" meta:non-whitespace-character-count="1421"/>
  </office:meta>
</office:document-meta>
</file>